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tructuring-500" table:style-name="ta1">
        <table:shapes>
          <draw:frame draw:z-index="0" draw:style-name="gr1" draw:text-style-name="P1" svg:width="8.5035in" svg:height="5.1031in" svg:x="0.4657in" svg:y="0.0417in">
            <draw:object draw:notify-on-update-of-ranges="'destructuring-500'.A1:'destructuring-500'.A1 'destructuring-500'.A2:'destructuring-500'.A103 'destructuring-500'.B1:'destructuring-500'.B1 'destructuring-500'.B2:'destructuring-50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5.68" calcext:value-type="float">
            <text:p>5.68</text:p>
          </table:table-cell>
          <table:table-cell office:value-type="float" office:value="1648429783239" calcext:value-type="float">
            <text:p>1648429783239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5.68" calcext:value-type="float">
            <text:p>5.68</text:p>
          </table:table-cell>
          <table:table-cell office:value-type="float" office:value="1648429783742" calcext:value-type="float">
            <text:p>16484297837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3782" calcext:value-type="float">
            <text:p>1648429783782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4243" calcext:value-type="float">
            <text:p>1648429784243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4300" calcext:value-type="float">
            <text:p>1648429784300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4751" calcext:value-type="float">
            <text:p>1648429784751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4815" calcext:value-type="float">
            <text:p>1648429784815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5245" calcext:value-type="float">
            <text:p>1648429785245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5310" calcext:value-type="float">
            <text:p>1648429785310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5745" calcext:value-type="float">
            <text:p>1648429785745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5815" calcext:value-type="float">
            <text:p>1648429785815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6247" calcext:value-type="float">
            <text:p>1648429786247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6287" calcext:value-type="float">
            <text:p>1648429786287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6748" calcext:value-type="float">
            <text:p>1648429786748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6817" calcext:value-type="float">
            <text:p>1648429786817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7249" calcext:value-type="float">
            <text:p>1648429787249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7286" calcext:value-type="float">
            <text:p>1648429787286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7750" calcext:value-type="float">
            <text:p>1648429787750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7820" calcext:value-type="float">
            <text:p>1648429787820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8251" calcext:value-type="float">
            <text:p>1648429788251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8311" calcext:value-type="float">
            <text:p>164842978831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8752" calcext:value-type="float">
            <text:p>1648429788752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8790" calcext:value-type="float">
            <text:p>1648429788790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9253" calcext:value-type="float">
            <text:p>1648429789253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9322" calcext:value-type="float">
            <text:p>164842978932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9753" calcext:value-type="float">
            <text:p>1648429789753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89822" calcext:value-type="float">
            <text:p>1648429789822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0254" calcext:value-type="float">
            <text:p>164842979025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0321" calcext:value-type="float">
            <text:p>1648429790321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0754" calcext:value-type="float">
            <text:p>1648429790754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0791" calcext:value-type="float">
            <text:p>1648429790791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1254" calcext:value-type="float">
            <text:p>164842979125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1324" calcext:value-type="float">
            <text:p>1648429791324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1756" calcext:value-type="float">
            <text:p>1648429791756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1825" calcext:value-type="float">
            <text:p>1648429791825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2256" calcext:value-type="float">
            <text:p>164842979225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2298" calcext:value-type="float">
            <text:p>1648429792298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2757" calcext:value-type="float">
            <text:p>164842979275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2824" calcext:value-type="float">
            <text:p>1648429792824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3258" calcext:value-type="float">
            <text:p>1648429793258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3297" calcext:value-type="float">
            <text:p>1648429793297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3759" calcext:value-type="float">
            <text:p>1648429793759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3827" calcext:value-type="float">
            <text:p>1648429793827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4259" calcext:value-type="float">
            <text:p>1648429794259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4301" calcext:value-type="float">
            <text:p>1648429794301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4761" calcext:value-type="float">
            <text:p>1648429794761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4831" calcext:value-type="float">
            <text:p>1648429794831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5262" calcext:value-type="float">
            <text:p>1648429795262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5331" calcext:value-type="float">
            <text:p>1648429795331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5763" calcext:value-type="float">
            <text:p>164842979576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5806" calcext:value-type="float">
            <text:p>1648429795806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6264" calcext:value-type="float">
            <text:p>1648429796264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6316" calcext:value-type="float">
            <text:p>1648429796316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6764" calcext:value-type="float">
            <text:p>164842979676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6830" calcext:value-type="float">
            <text:p>1648429796830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7265" calcext:value-type="float">
            <text:p>164842979726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7303" calcext:value-type="float">
            <text:p>1648429797303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7766" calcext:value-type="float">
            <text:p>1648429797766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7835" calcext:value-type="float">
            <text:p>1648429797835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8267" calcext:value-type="float">
            <text:p>1648429798267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8333" calcext:value-type="float">
            <text:p>1648429798333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8768" calcext:value-type="float">
            <text:p>1648429798768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8837" calcext:value-type="float">
            <text:p>1648429798837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9269" calcext:value-type="float">
            <text:p>1648429799269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9335" calcext:value-type="float">
            <text:p>1648429799335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9770" calcext:value-type="float">
            <text:p>1648429799770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799839" calcext:value-type="float">
            <text:p>1648429799839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0271" calcext:value-type="float">
            <text:p>164842980027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0340" calcext:value-type="float">
            <text:p>1648429800340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0771" calcext:value-type="float">
            <text:p>1648429800771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0836" calcext:value-type="float">
            <text:p>1648429800836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1272" calcext:value-type="float">
            <text:p>1648429801272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1341" calcext:value-type="float">
            <text:p>1648429801341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1772" calcext:value-type="float">
            <text:p>1648429801772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1809" calcext:value-type="float">
            <text:p>1648429801809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2273" calcext:value-type="float">
            <text:p>1648429802273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2340" calcext:value-type="float">
            <text:p>1648429802340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2773" calcext:value-type="float">
            <text:p>1648429802773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2843" calcext:value-type="float">
            <text:p>1648429802843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3273" calcext:value-type="float">
            <text:p>1648429803273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3341" calcext:value-type="float">
            <text:p>1648429803341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3773" calcext:value-type="float">
            <text:p>1648429803773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3813" calcext:value-type="float">
            <text:p>1648429803813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4275" calcext:value-type="float">
            <text:p>1648429804275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4343" calcext:value-type="float">
            <text:p>1648429804343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4775" calcext:value-type="float">
            <text:p>1648429804775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4839" calcext:value-type="float">
            <text:p>1648429804839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5275" calcext:value-type="float">
            <text:p>1648429805275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5342" calcext:value-type="float">
            <text:p>1648429805342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5777" calcext:value-type="float">
            <text:p>1648429805777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5812" calcext:value-type="float">
            <text:p>1648429805812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6278" calcext:value-type="float">
            <text:p>1648429806278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6346" calcext:value-type="float">
            <text:p>1648429806346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6778" calcext:value-type="float">
            <text:p>1648429806778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6842" calcext:value-type="float">
            <text:p>1648429806842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7279" calcext:value-type="float">
            <text:p>1648429807279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7322" calcext:value-type="float">
            <text:p>1648429807322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7779" calcext:value-type="float">
            <text:p>1648429807779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7842" calcext:value-type="float">
            <text:p>1648429807842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8280" calcext:value-type="float">
            <text:p>16484298082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8344" calcext:value-type="float">
            <text:p>1648429808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08344" calcext:value-type="float">
            <text:p>1648429808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2:12:29.662481997</dc:date>
    <meta:editing-duration>PT26S</meta:editing-duration>
    <meta:editing-cycles>1</meta:editing-cycles>
    <meta:document-statistic meta:table-count="1" meta:cell-count="30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cm" svg:height="12.963cm" xlink:href=".." xlink:type="simple" chart:class="chart:line" chart:style-name="ch1">
        <chart:legend chart:legend-position="end" svg:x="19.489cm" svg:y="5.933cm" style:legend-expansion="high" chart:style-name="ch2"/>
        <chart:plot-area chart:style-name="ch3" table:cell-range-address="'destructuring-500'.A1:'destructuring-500'.B103" chart:data-source-has-labels="row" svg:x="0.432cm" svg:y="0.259cm" svg:width="18.625cm" svg:height="12.445cm">
          <chartooo:coordinate-region svg:x="0.868cm" svg:y="0.38cm" svg:width="18.189cm" svg:height="11.3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estructuring-500'.A2:'destructuring-500'.A103" chart:label-cell-address="'destructuring-500'.A1:'destructuring-500'.A1" chart:class="chart:line">
            <chart:data-point chart:repeated="102"/>
          </chart:series>
          <chart:series chart:style-name="ch7" chart:values-cell-range-address="'destructuring-500'.B2:'destructuring-500'.B103" chart:label-cell-address="'destructuring-500'.B1:'destructuring-50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destructuring-500'.A1:'destructuring-500'.A1</svg:desc>
                </draw:g>
              </table:table-cell>
              <table:table-cell office:value-type="string">
                <text:p> total</text:p>
                <draw:g>
                  <svg:desc>'destructuring-500'.B1:'destructuring-5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4">
                <text:p>2.74</text:p>
                <draw:g>
                  <svg:desc>'destructuring-500'.A2:'destructuring-500'.A103</svg:desc>
                </draw:g>
              </table:table-cell>
              <table:table-cell office:value-type="float" office:value="5.68">
                <text:p>5.68</text:p>
                <draw:g>
                  <svg:desc>'destructuring-500'.B2:'destructuring-50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7">
                <text:p>2.77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2">
                <text:p>3.0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6">
                <text:p>3.7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8">
                <text:p>3.7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2">
                <text:p>4.5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3">
                <text:p>4.5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7">
                <text:p>3.2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9">
                <text:p>3.2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2">
                <text:p>4.0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4">
                <text:p>4.0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8">
                <text:p>2.7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9">
                <text:p>2.7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3">
                <text:p>3.5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4">
                <text:p>3.5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8">
                <text:p>4.2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9">
                <text:p>4.2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3">
                <text:p>3.0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5">
                <text:p>3.0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9">
                <text:p>3.7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">
                <text:p>3.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4">
                <text:p>4.5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5">
                <text:p>4.5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9">
                <text:p>3.2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">
                <text:p>3.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04">
                <text:p>4.0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05">
                <text:p>4.0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1">
                <text:p>2.8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5">
                <text:p>3.5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6">
                <text:p>3.5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">
                <text:p>4.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1">
                <text:p>4.3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5">
                <text:p>3.0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">
                <text:p>3.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2">
                <text:p>3.8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6">
                <text:p>4.5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7">
                <text:p>4.5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1">
                <text:p>3.3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2">
                <text:p>3.3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06">
                <text:p>4.0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07">
                <text:p>4.0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1">
                <text:p>2.8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3">
                <text:p>2.8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57">
                <text:p>3.5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8">
                <text:p>3.5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35">
                <text:p>4.3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6">
                <text:p>4.3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">
                <text:p>3.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1">
                <text:p>3.1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5">
                <text:p>3.8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7">
                <text:p>3.8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">
                <text:p>4.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62">
                <text:p>4.6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6">
                <text:p>3.3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7">
                <text:p>3.3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1">
                <text:p>4.1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2">
                <text:p>4.1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6">
                <text:p>2.8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8">
                <text:p>2.8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61">
                <text:p>3.6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3">
                <text:p>3.6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7">
                <text:p>4.3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38">
                <text:p>4.3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2">
                <text:p>3.1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3">
                <text:p>3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">
                <text:p>3.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1">
                <text:p>3.9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5">
                <text:p>4.6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67">
                <text:p>4.6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1">
                <text:p>3.4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2">
                <text:p>3.4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6">
                <text:p>4.1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17">
                <text:p>4.1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91">
                <text:p>2.9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92">
                <text:p>2.9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66">
                <text:p>3.6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68">
                <text:p>3.6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1">
                <text:p>4.4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43">
                <text:p>4.4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7">
                <text:p>3.1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18">
                <text:p>3.1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2">
                <text:p>3.9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93">
                <text:p>3.9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67">
                <text:p>4.6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68">
                <text:p>4.6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42">
                <text:p>3.4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44">
                <text:p>3.4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18">
                <text:p>4.1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9">
                <text:p>4.1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3">
                <text:p>2.9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4">
                <text:p>2.9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68">
                <text:p>3.6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69">
                <text:p>3.6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6">
                <text:p>4.4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8">
                <text:p>4.4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5">
                <text:p>3.2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6">
                <text:p>3.2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7.98">
                <text:p>7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